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34" style:family="table-cell" style:parent-style-name="Default">
      <style:table-cell-properties fo:background-color="#00a933" style:text-align-source="fix" style:repeat-content="false"/>
      <style:paragraph-properties fo:text-align="center" fo:margin-left="0in"/>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style-name="ce25" office:value-type="string" calcext:value-type="string">
            <text:p>PAGINATION DAY</text:p>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office:value-type="string" calcext:value-type="string">
            <text:p>ADMIN</text:p>
          </table:table-cell>
          <table:table-cell table:number-columns-repeated="4"/>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office:value-type="string" calcext:value-type="string">
            <text:p>ADMIN?</text:p>
          </table:table-cell>
          <table:table-cell table:number-columns-repeated="4"/>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office:value-type="string" calcext:value-type="string">
            <text:p>SIGNAL R</text:p>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office:value-type="string" calcext:value-type="string">
            <text:p>SIGNAL R II</text:p>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office:value-type="string" calcext:value-type="string">
            <text:p>MESS.NOTIFIC.</text:p>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office:value-type="string" calcext:value-type="string">
            <text:p>UNIT OF WORK</text:p>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office:value-type="string" calcext:value-type="string">
            <text:p>ADMIN (SOME)</text:p>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4">00/00/0000</text:date>, <text:time style:data-style-name="N2" text:time-value="20:29:19.695850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9-04T20:33:58.178441400</dc:date>
    <meta:editing-duration>PT8H37M26S</meta:editing-duration>
    <meta:editing-cycles>56</meta:editing-cycles>
    <meta:generator>LibreOffice/25.2.5.2$Windows_X86_64 LibreOffice_project/03d19516eb2e1dd5d4ccd751a0d6f35f35e08022</meta:generator>
    <meta:document-statistic meta:table-count="1" meta:cell-count="1398" meta:object-count="0"/>
  </office:meta>
</office:document-meta>
</file>